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6"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9"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0" style:family="paragraph" style:parent-style-name="Standard" style:list-style-name="L1">
      <style:paragraph-properties fo:text-align="center" style:justify-single-word="false"/>
      <style:text-properties officeooo:rsid="00136ba8" officeooo:paragraph-rsid="000531ff"/>
    </style:style>
    <style:style style:name="P71" style:family="paragraph" style:parent-style-name="Standard" style:list-style-name="L16">
      <style:paragraph-properties fo:text-align="center" style:justify-single-word="false"/>
      <style:text-properties officeooo:rsid="00136ba8" officeooo:paragraph-rsid="000531ff"/>
    </style:style>
    <style:style style:name="P72" style:family="paragraph" style:parent-style-name="Standard" style:list-style-name="L17">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1f39d0"/>
    </style:style>
    <style:style style:name="P75"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9"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2"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7"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8"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3"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7"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8"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9" style:family="paragraph" style:parent-style-name="Standard" style:list-style-name="L9">
      <style:paragraph-properties fo:text-align="start" style:justify-single-word="false"/>
      <style:text-properties officeooo:rsid="0021c996" officeooo:paragraph-rsid="0021c996"/>
    </style:style>
    <style:style style:name="P110" style:family="paragraph" style:parent-style-name="Standard" style:list-style-name="L9">
      <style:paragraph-properties fo:text-align="start" style:justify-single-word="false"/>
      <style:text-properties officeooo:rsid="00247eb8" officeooo:paragraph-rsid="00247eb8"/>
    </style:style>
    <style:style style:name="P111" style:family="paragraph" style:parent-style-name="Standard" style:list-style-name="L9">
      <style:paragraph-properties fo:text-align="start" style:justify-single-word="false"/>
      <style:text-properties officeooo:rsid="001cc177" officeooo:paragraph-rsid="000531ff"/>
    </style:style>
    <style:style style:name="P112"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4"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6"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7"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9"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3"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4"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5" style:family="paragraph" style:parent-style-name="Standard" style:list-style-name="L15">
      <style:paragraph-properties fo:text-align="start" style:justify-single-word="false"/>
      <style:text-properties officeooo:paragraph-rsid="0036414b"/>
    </style:style>
    <style:style style:name="P126" style:family="paragraph" style:parent-style-name="Standard" style:list-style-name="L15">
      <style:paragraph-properties fo:text-align="start" style:justify-single-word="false"/>
      <style:text-properties officeooo:rsid="0036414b" officeooo:paragraph-rsid="0036414b"/>
    </style:style>
    <style:style style:name="P127" style:family="paragraph" style:parent-style-name="Text_20_body" style:list-style-name="L1">
      <style:text-properties officeooo:paragraph-rsid="000531ff"/>
    </style:style>
    <style:style style:name="P128" style:family="paragraph" style:parent-style-name="Text_20_body" style:list-style-name="L1">
      <style:paragraph-properties fo:text-align="start" style:justify-single-word="false"/>
      <style:text-properties officeooo:paragraph-rsid="000531ff"/>
    </style:style>
    <style:style style:name="P129" style:family="paragraph" style:parent-style-name="Text_20_body" style:list-style-name="L3">
      <style:paragraph-properties fo:text-align="start" style:justify-single-word="false"/>
      <style:text-properties officeooo:paragraph-rsid="000531ff"/>
    </style:style>
    <style:style style:name="P130"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1"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2"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3"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36414b" style:font-size-asian="12pt" style:font-weight-asian="normal" style:font-size-complex="12pt" style:font-weight-complex="normal"/>
    </style:style>
    <style:style style:name="T8" style:family="text">
      <style:text-properties officeooo:rsid="008eca00"/>
    </style:style>
    <style:style style:name="T9" style:family="text">
      <style:text-properties officeooo:rsid="00a84217"/>
    </style:style>
    <style:style style:name="T10" style:family="text">
      <style:text-properties officeooo:rsid="00a8d132"/>
    </style:style>
    <style:style style:name="T11" style:family="text">
      <style:text-properties officeooo:rsid="001cc177"/>
    </style:style>
    <style:style style:name="T12" style:family="text">
      <style:text-properties officeooo:rsid="00275e85"/>
    </style:style>
    <style:style style:name="T13" style:family="text">
      <style:text-properties officeooo:rsid="002f9286"/>
    </style:style>
    <style:style style:name="T14" style:family="text">
      <style:text-properties officeooo:rsid="0040b6ba"/>
    </style:style>
    <style:style style:name="T15" style:family="text">
      <style:text-properties officeooo:rsid="000531ff"/>
    </style:style>
    <style:style style:name="T16" style:family="text">
      <style:text-properties officeooo:rsid="0009bfc7"/>
    </style:style>
    <style:style style:name="T17" style:family="text">
      <style:text-properties officeooo:rsid="00160e98"/>
    </style:style>
    <style:style style:name="T18" style:family="text">
      <style:text-properties officeooo:rsid="001cc977"/>
    </style:style>
    <style:style style:name="T19" style:family="text">
      <style:text-properties officeooo:rsid="00247eb8"/>
    </style:style>
    <style:style style:name="T20" style:family="text">
      <style:text-properties officeooo:rsid="002b1314"/>
    </style:style>
    <style:style style:name="T21" style:family="text">
      <style:text-properties officeooo:rsid="003641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59573741" text:style-name="L1">
        <text:list-header>
          <text:p text:style-name="P30"/>
          <text:p text:style-name="P69">Eric Pineda</text:p>
          <text:p text:style-name="P69">Comptia A+ Study guide</text:p>
          <text:p text:style-name="P69"/>
        </text:list-header>
      </text:list>
      <text:p text:style-name="P7">Comptia A+ Cert. 90<text:span text:style-name="T15">2</text:span></text:p>
      <text:p text:style-name="P6">Section <text:span text:style-name="T3">1</text:span> Notes</text:p>
      <text:list xml:id="list235706871499624" text:continue-numbering="true" text:style-name="L1">
        <text:list-header>
          <text:p text:style-name="P70"/>
          <text:p text:style-name="P75">Path of A PC Tech</text:p>
        </text:list-header>
        <text:list-item>
          <text:p text:style-name="P76">Whats is the CompTia A+</text:p>
          <text:list>
            <text:list-item>
              <text:p text:style-name="P128">A+ is an industry certification that's administered by an organization called the Computing Technology Industry Association, better known as CompTIA.</text:p>
            </text:list-item>
            <text:list-item>
              <text:p text:style-name="P128"><text:span text:style-name="T4">T</text:span>he CompTIA A+ certification is actually two separate exams that you sit down and you take at a computer. </text:p>
            </text:list-item>
          </text:list>
        </text:list-item>
        <text:list-item>
          <text:p text:style-name="P76">How to Pass The A+ Exams</text:p>
        </text:list-item>
        <text:list-item>
          <text:p text:style-name="P130">So you go to a Pearson VUE testing center at a scheduled time.</text:p>
        </text:list-item>
        <text:list-item>
          <text:p text:style-name="P127">You sit down, you take one or both of the exams, and then you're A+ certified if you pass. </text:p>
        </text:list-item>
        <text:list-item>
          <text:p text:style-name="P127">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7">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7">Both of these tests will give you a maximum of 90 questions although it could be far fewer.</text:p>
        </text:list-item>
      </text:list>
      <text:p text:style-name="P9"/>
      <text:list xml:id="list235708052783690" text:continue-numbering="true" text:style-name="L1">
        <text:list-item>
          <text:p text:style-name="P76">What is on the A+ 220-901 Exam</text:p>
        </text:list-item>
      </text:list>
      <text:list xml:id="list4258117037" text:style-name="L2">
        <text:list-item>
          <text:list>
            <text:list-item>
              <text:p text:style-name="P131">Number one is hardware. Hardware is 34 percent of the exam.</text:p>
            </text:list-item>
            <text:list-item>
              <text:p text:style-name="P132">Number two is networking at 21 percent of the exam.</text:p>
            </text:list-item>
            <text:list-item>
              <text:p text:style-name="P132">Three is mobile devices at 17 percent of the exam</text:p>
            </text:list-item>
            <text:list-item>
              <text:p text:style-name="P132">and number four, hardware and network troubleshooting, which is 28 percent of the exam.</text:p>
            </text:list-item>
          </text:list>
        </text:list-item>
      </text:list>
      <text:list xml:id="list235707467781359" text:continue-list="list235708052783690" text:style-name="L1">
        <text:list-header>
          <text:p text:style-name="P76"/>
        </text:list-header>
        <text:list-item>
          <text:p text:style-name="P76">Why Get A+ certified</text:p>
        </text:list-item>
      </text:list>
      <text:list xml:id="list3693605072" text:style-name="L3">
        <text:list-item>
          <text:p text:style-name="P129"><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3"><text:span text:style-name="T1">N</text:span><text:span text:style-name="T2">umber two, and this is important, is it that the CompTIA A+ acts as a beautiful launching pad towards </text:span>more advanced certifications.</text:p>
          <text:p text:style-name="P91"/>
        </text:list-item>
      </text:list>
      <text:p text:style-name="P9"/>
      <text:list xml:id="list235706810013163" text:continue-list="list235707467781359" text:style-name="L1">
        <text:list-header>
          <text:p text:style-name="P98">Section <text:span text:style-name="T8">2</text:span> Notes</text:p>
          <text:p text:style-name="P70"/>
          <text:p text:style-name="P78">Operational Procedures</text:p>
          <text:p text:style-name="P78"/>
        </text:list-header>
        <text:list-item>
          <text:p text:style-name="P79">Professionalism </text:p>
          <text:list>
            <text:list-item>
              <text:p text:style-name="P40">Don’t wear T-Shirt and Jeans on the job.</text:p>
            </text:list-item>
            <text:list-item>
              <text:p text:style-name="P40">Wear a nice shirt with nice pants.</text:p>
            </text:list-item>
            <text:list-item>
              <text:p text:style-name="P40">Brush or comb your Hair and be clean.</text:p>
              <text:p text:style-name="P41"/>
            </text:list-item>
          </text:list>
        </text:list-item>
        <text:list-item>
          <text:p text:style-name="P80">Communication</text:p>
          <text:list>
            <text:list-item>
              <text:p text:style-name="P80">Mikes Six Step System</text:p>
            </text:list-item>
          </text:list>
        </text:list-item>
      </text:list>
      <text:list xml:id="list1300152761" text:style-name="L4">
        <text:list-item>
          <text:list>
            <text:list-item>
              <text:list>
                <text:list-item>
                  <text:p text:style-name="P50">Set the stage</text:p>
                </text:list-item>
              </text:list>
            </text:list-item>
          </text:list>
        </text:list-item>
      </text:list>
      <text:list xml:id="list2742931058" text:style-name="L5">
        <text:list-item>
          <text:list>
            <text:list-item>
              <text:list>
                <text:list-item>
                  <text:list>
                    <text:list-item>
                      <text:p text:style-name="P51">Be on time and ask for permission to begin your work.</text:p>
                    </text:list-item>
                  </text:list>
                </text:list-item>
              </text:list>
            </text:list-item>
          </text:list>
        </text:list-item>
      </text:list>
      <text:list xml:id="list235705975629211" text:continue-list="list1300152761" text:style-name="L4">
        <text:list-item>
          <text:list>
            <text:list-item>
              <text:list>
                <text:list-item>
                  <text:p text:style-name="P50">Be Attentive</text:p>
                </text:list-item>
              </text:list>
            </text:list-item>
          </text:list>
        </text:list-item>
      </text:list>
      <text:list xml:id="list3057173346" text:style-name="L6">
        <text:list-item>
          <text:list>
            <text:list-item>
              <text:list>
                <text:list-item>
                  <text:list>
                    <text:list-item>
                      <text:p text:style-name="P52">Allow the customer to describe the problem.</text:p>
                    </text:list-item>
                    <text:list-item>
                      <text:p text:style-name="P52">Ask Open-Ended questions to narrow the scope of the problem.</text:p>
                    </text:list-item>
                    <text:list-item>
                      <text:p text:style-name="P53">Restate the issue or question to verify understanding.</text:p>
                    </text:list-item>
                    <text:list-item>
                      <text:p text:style-name="P53">Avoid distractions and personal interruptions.</text:p>
                    </text:list-item>
                    <text:list-item>
                      <text:p text:style-name="P53">Communicate timeline and expectations with the customer.</text:p>
                    </text:list-item>
                  </text:list>
                </text:list-item>
              </text:list>
            </text:list-item>
          </text:list>
        </text:list-item>
      </text:list>
      <text:list xml:id="list235706737139805" text:continue-list="list235705975629211" text:style-name="L4">
        <text:list-item>
          <text:list>
            <text:list-item>
              <text:list>
                <text:list-item>
                  <text:p text:style-name="P50">Be Polite</text:p>
                </text:list-item>
              </text:list>
            </text:list-item>
          </text:list>
        </text:list-item>
      </text:list>
      <text:list xml:id="list2579073156" text:style-name="L7">
        <text:list-item>
          <text:list>
            <text:list-item>
              <text:list>
                <text:list-item>
                  <text:list>
                    <text:list-item>
                      <text:p text:style-name="P54">Be culturally sensitive.</text:p>
                    </text:list-item>
                    <text:list-item>
                      <text:p text:style-name="P54">Avoid technical jargon and slang.</text:p>
                    </text:list-item>
                  </text:list>
                </text:list-item>
              </text:list>
            </text:list-item>
          </text:list>
        </text:list-item>
      </text:list>
      <text:list xml:id="list235706341094829" text:continue-list="list235706737139805" text:style-name="L4">
        <text:list-item>
          <text:list>
            <text:list-item>
              <text:list>
                <text:list-item>
                  <text:p text:style-name="P50">Handle Problems</text:p>
                </text:list-item>
              </text:list>
            </text:list-item>
          </text:list>
        </text:list-item>
      </text:list>
      <text:list xml:id="list2258276738" text:style-name="L8">
        <text:list-item>
          <text:list>
            <text:list-item>
              <text:list>
                <text:list-item>
                  <text:list>
                    <text:list-item>
                      <text:p text:style-name="P55">Maintain a positive attitude – Don’t argue with the customer.</text:p>
                    </text:list-item>
                    <text:list-item>
                      <text:p text:style-name="P56">Offer different repair options (If available)</text:p>
                    </text:list-item>
                  </text:list>
                </text:list-item>
              </text:list>
            </text:list-item>
          </text:list>
        </text:list-item>
      </text:list>
      <text:list xml:id="list235706435191218" text:continue-list="list235706341094829" text:style-name="L4">
        <text:list-item>
          <text:list>
            <text:list-item>
              <text:list>
                <text:list-item>
                  <text:p text:style-name="P50">Don’t Snoop</text:p>
                </text:list-item>
                <text:list-item>
                  <text:p text:style-name="P50">Finish The Job</text:p>
                </text:list-item>
              </text:list>
            </text:list-item>
          </text:list>
        </text:list-item>
      </text:list>
      <text:list xml:id="list235707190603630" text:continue-list="list235706810013163" text:style-name="L1">
        <text:list-item>
          <text:list>
            <text:list-item>
              <text:p text:style-name="P42">Arrive at the job site on time and be atten<text:span text:style-name="T16">tive</text:span> to the customers needs.</text:p>
            </text:list-item>
            <text:list-item>
              <text:p text:style-name="P42">Be polite and avoid arguing with the customer.</text:p>
            </text:list-item>
            <text:list-item>
              <text:p text:style-name="P42">Document the fix and follow up with the customer at a later date.</text:p>
              <text:p text:style-name="P41"/>
            </text:list-item>
          </text:list>
        </text:list-item>
        <text:list-item>
          <text:p text:style-name="P81">Three Threats to your PC</text:p>
          <text:list>
            <text:list-item>
              <text:p text:style-name="P57">EMI</text:p>
              <text:list>
                <text:list-item>
                  <text:p text:style-name="P57">Large Magnetic wave s in places they shouldn't be.</text:p>
                </text:list-item>
                <text:list-item>
                  <text:p text:style-name="P58">Can wipe data, but in most cases can continue to use the hardware.</text:p>
                </text:list-item>
              </text:list>
            </text:list-item>
            <text:list-item>
              <text:p text:style-name="P58">Electro static discharge (ESD)</text:p>
              <text:list>
                <text:list-item>
                  <text:p text:style-name="P58">The tiniest charge can destroy a hard drive as well as other equipment.</text:p>
                </text:list-item>
                <text:list-item>
                  <text:p text:style-name="P58"><text:soft-page-break/>Touch the case or power supply to ground yourself.</text:p>
                </text:list-item>
                <text:list-item>
                  <text:p text:style-name="P59">User a anti_ESD mat and wristbands.</text:p>
                </text:list-item>
                <text:list-item>
                  <text:p text:style-name="P59">Big risk when it comes to CPU and RAM. Other components <text:s/>are not as fragile to ESD.</text:p>
                </text:list-item>
                <text:list-item>
                  <text:p text:style-name="P59">Components come in anti-static bags. When transporting it is <text:s/>important you use an anti static bag.</text:p>
                </text:list-item>
                <text:list-item>
                  <text:p text:style-name="P59">Components also come with anti static foam.</text:p>
                </text:list-item>
              </text:list>
            </text:list-item>
            <text:list-item>
              <text:p text:style-name="P59">Radio frequency interference (RFI) can disrupt wireless signals.</text:p>
            </text:list-item>
            <text:list-item>
              <text:p text:style-name="P59">Electromagnetic interference (EMI) can damage data stored on a hard drive</text:p>
            </text:list-item>
            <text:list-item>
              <text:p text:style-name="P59">Electrostatic discharge (ESD) can destroy PC components if you don’t use anti-static devices.</text:p>
              <text:p text:style-name="P60"/>
            </text:list-item>
          </text:list>
        </text:list-item>
        <text:list-item>
          <text:p text:style-name="P82">Physical safety</text:p>
          <text:list>
            <text:list-item>
              <text:p text:style-name="P62">Remove things like jewelry and ties before working on a PC.</text:p>
            </text:list-item>
            <text:list-item>
              <text:p text:style-name="P62">Unplug the system unit or use the switch on the power supply.</text:p>
            </text:list-item>
            <text:list-item>
              <text:p text:style-name="P62">Lift with your legs, not your back.</text:p>
            </text:list-item>
            <text:list-item>
              <text:p text:style-name="P62">If you need help, ask somebody.</text:p>
            </text:list-item>
            <text:list-item>
              <text:p text:style-name="P62">Don’t wear loose jewelery ot tires while working inside a PC.</text:p>
            </text:list-item>
            <text:list-item>
              <text:p text:style-name="P62">Unplug the system unit before working inside the case.</text:p>
            </text:list-item>
            <text:list-item>
              <text:p text:style-name="P62">Use proper lifting technique.</text:p>
            </text:list-item>
          </text:list>
        </text:list-item>
        <text:list-item>
          <text:p text:style-name="P83">Equipment Safety</text:p>
          <text:list>
            <text:list-item>
              <text:p text:style-name="P63">Messy cables can also be a tripping hazard.</text:p>
            </text:list-item>
            <text:list-item>
              <text:p text:style-name="P63">Take advantage of cable management – make things prettier.</text:p>
            </text:list-item>
            <text:list-item>
              <text:p text:style-name="P63">Keep a fire extinguisher around.</text:p>
              <text:list>
                <text:list-item>
                  <text:p text:style-name="P63">Type A – Wood fires</text:p>
                </text:list-item>
                <text:list-item>
                  <text:p text:style-name="P63">Type B – Grease Fires</text:p>
                </text:list-item>
                <text:list-item>
                  <text:p text:style-name="P63">Type C <text:s/>- Electrical fires</text:p>
                </text:list-item>
                <text:list-item>
                  <text:p text:style-name="P63">Makes sure you have the right king of Fire extinguisher. (BC is shown, reccomended).</text:p>
                </text:list-item>
              </text:list>
            </text:list-item>
            <text:list-item>
              <text:p text:style-name="P63">A <text:s/>#2 Phillips screwdriver is one of the most important PC repair tools. (Case, power supply, remove motherboards, etc.)</text:p>
            </text:list-item>
            <text:list-item>
              <text:p text:style-name="P63">Need toolsets for different devices than desktops. Mobile devices, laptops <text:s/>etc.</text:p>
            </text:list-item>
            <text:list-item>
              <text:p text:style-name="P63"><text:a xlink:type="simple" xlink:href="http://WWW.IFIXIT.COM/" text:style-name="Internet_20_link" text:visited-style-name="Visited_20_Internet_20_Link">WWW.IFIXIT.COM</text:a> for info on a good kit.</text:p>
            </text:list-item>
            <text:list-item>
              <text:p text:style-name="P64">Multi-meters or Voltmeters</text:p>
              <text:list>
                <text:list-item>
                  <text:p text:style-name="P64">Set voltage on multi meter</text:p>
                  <text:list>
                    <text:list-item>
                      <text:p text:style-name="P64">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707513867499" text:continue-numbering="true" text:style-name="L1">
        <text:list-item>
          <text:list>
            <text:list-header>
              <text:p text:style-name="P64"><text:soft-page-break/></text:p>
            </text:list-header>
            <text:list-item>
              <text:p text:style-name="P64">Red to Hot, Black to ground. - Should also read 115-120V in the US.</text:p>
              <text:p text:style-name="P64"/>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706227813459" text:continue-numbering="true" text:style-name="L1">
        <text:list-item>
          <text:list>
            <text:list-item>
              <text:p text:style-name="P64">Red to Neutral, Black to ground. - If your doing this right, you should be getting 0 Volts.</text:p>
              <text:list>
                <text:list-item>
                  <text:p text:style-name="P64">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706337919571" text:continue-numbering="true" text:style-name="L1">
        <text:list-item>
          <text:list>
            <text:list-item>
              <text:p text:style-name="P64">Follow all local government regulations.</text:p>
            </text:list-item>
            <text:list-item>
              <text:p text:style-name="P65">Use proper cable management techniques to prevent hazards.</text:p>
            </text:list-item>
            <text:list-item>
              <text:p text:style-name="P65">Use fire extinguishers and multi-meters to keep equipment safe.</text:p>
            </text:list-item>
            <text:list-item>
              <text:p text:style-name="P65">Follow all local government regulations.</text:p>
            </text:list-item>
          </text:list>
        </text:list-item>
      </text:list>
      <text:p text:style-name="P4"/>
      <text:p text:style-name="P4"/>
      <text:list xml:id="list235707844303893" text:continue-numbering="true" text:style-name="L1">
        <text:list-item>
          <text:p text:style-name="P84">Troubleshooting theory</text:p>
          <text:list>
            <text:list-item>
              <text:p text:style-name="P65">Step 1 – identify the Problem.</text:p>
            </text:list-item>
            <text:list-item>
              <text:p text:style-name="P66">Step 2 – Establish a theory of probable cause.</text:p>
            </text:list-item>
            <text:list-item>
              <text:p text:style-name="P66">Step 3 – Test the theory to determine probably cause.</text:p>
            </text:list-item>
            <text:list-item>
              <text:p text:style-name="P66">Step 4 – Establishing a plan of action.</text:p>
            </text:list-item>
            <text:list-item>
              <text:p text:style-name="P66">Step 5 – Verifying full system functionality – If necessary apply preventive measures.</text:p>
            </text:list-item>
            <text:list-item>
              <text:p text:style-name="P66">Step 6 – Document your findings</text:p>
            </text:list-item>
            <text:list-item>
              <text:p text:style-name="P67">Troubleshooting technical problems is core to a tech’s job.</text:p>
            </text:list-item>
            <text:list-item>
              <text:p text:style-name="P67">Listening to your users is a critical part of troubleshooting.</text:p>
            </text:list-item>
            <text:list-item>
              <text:p text:style-name="P67">Remember the steps to Comptia’s troubleshooting process.</text:p>
            </text:list-item>
          </text:list>
        </text:list-item>
        <text:list-item>
          <text:p text:style-name="P77">Inside The PC</text:p>
          <text:list>
            <text:list-item>
              <text:p text:style-name="P61">Every case opens in a different way, so you’ll need to read a manual or use trial and error to get one open.</text:p>
            </text:list-item>
            <text:list-item>
              <text:p text:style-name="P61">The system unit contains a power supply, motherboard, CPU, RAM, and other components.</text:p>
            </text:list-item>
            <text:list-item>
              <text:p text:style-name="P61">The system unit uses many types of cables to connect ports, switches, lights, and fans.</text:p>
            </text:list-item>
          </text:list>
          <text:p text:style-name="P76"/>
          <text:p text:style-name="P98"><text:soft-page-break/>Section <text:span text:style-name="T3">3</text:span> Notes</text:p>
          <text:p text:style-name="P70"/>
          <text:p text:style-name="P85">The Visible Computer</text:p>
        </text:list-item>
        <text:list-item>
          <text:p text:style-name="P86">Touring Windows Vista</text:p>
          <text:list>
            <text:list-item>
              <text:p text:style-name="P43">Windows vista uses the familiar desktop and start menu interface.</text:p>
            </text:list-item>
            <text:list-item>
              <text:p text:style-name="P43">User account control was introduced with windows vista.</text:p>
            </text:list-item>
            <text:list-item>
              <text:p text:style-name="P43">Comptia expects the control panel to be in classic view.</text:p>
              <text:p text:style-name="P44"/>
            </text:list-item>
          </text:list>
        </text:list-item>
        <text:list-item>
          <text:p text:style-name="P87">Touring Windows 8 Part 1</text:p>
          <text:list>
            <text:list-item>
              <text:p text:style-name="P44">CPU speed is measured in Hertz, or cycles per second.</text:p>
            </text:list-item>
            <text:list-item>
              <text:p text:style-name="P44">The CPU speed is determined by the speed of the motherboard and the clock multiplier.</text:p>
            </text:list-item>
            <text:list-item>
              <text:p text:style-name="P44">Multi-core processors include more than one CPU on a single physical chip.</text:p>
              <text:p text:style-name="P44"/>
            </text:list-item>
          </text:list>
        </text:list-item>
        <text:list-item>
          <text:p text:style-name="P87">Touring windows 7 Part 2</text:p>
          <text:list>
            <text:list-item>
              <text:p text:style-name="P103">Cache is used as very fast temporary storage on a CPU.</text:p>
            </text:list-item>
            <text:list-item>
              <text:p text:style-name="P103">Modern CPU’s use one or two levels of cache.</text:p>
            </text:list-item>
            <text:list-item>
              <text:p text:style-name="P103">The Level 1 Cache is the smallest and fastest cache;</text:p>
            </text:list-item>
            <text:list-item>
              <text:p text:style-name="P103">The Level 3 Cache is the largest and slowest cache.\</text:p>
              <text:p text:style-name="P103"/>
            </text:list-item>
          </text:list>
        </text:list-item>
        <text:list-item>
          <text:p text:style-name="P87">Touring Windows <text:s/>Part 3</text:p>
          <text:list>
            <text:list-item>
              <text:p text:style-name="P44">All modern CPU’s can handle 64-Bit mode, but you need 64-Bit operating system to take advantage of it.</text:p>
            </text:list-item>
            <text:list-item>
              <text:p text:style-name="P44">64-Bit CPU’s enable you to use more than 4GB of RAM.</text:p>
            </text:list-item>
            <text:list-item>
              <text:p text:style-name="P44">Use the system applet to check if your version of windows supports 64-Bit computing.</text:p>
              <text:p text:style-name="P44"/>
            </text:list-item>
          </text:list>
        </text:list-item>
        <text:list-item>
          <text:p text:style-name="P87">Touring Windows 8</text:p>
          <text:list>
            <text:list-item>
              <text:p text:style-name="P68">CPU extensions add functionality to a processor.</text:p>
            </text:list-item>
            <text:list-item>
              <text:p text:style-name="P68">Virtualization support enables CPU’s <text:s/>to more efficiently run virtualized systems.</text:p>
            </text:list-item>
            <text:list-item>
              <text:p text:style-name="P68">Integrated graphics processing units can replace dedicated video cards in many systems.</text:p>
              <text:p text:style-name="P68"/>
            </text:list-item>
          </text:list>
        </text:list-item>
        <text:list-item>
          <text:p text:style-name="P87">Touring Windows 10</text:p>
          <text:list>
            <text:list-item>
              <text:p text:style-name="P44">CPU sockets are zero insertion force to prevent damage to the fragile chips.</text:p>
            </text:list-item>
            <text:list-item>
              <text:p text:style-name="P44">Intel CPU’s use LGA sockets, AMD CPU’s use PGA sockets.</text:p>
            </text:list-item>
            <text:list-item>
              <text:p text:style-name="P44">There are many different sockets on the test, study the sockets covered.</text:p>
              <text:p text:style-name="P106"/>
            </text:list-item>
          </text:list>
        </text:list-item>
        <text:list-item>
          <text:p text:style-name="P87">Touring OS X</text:p>
          <text:list>
            <text:list-item>
              <text:p text:style-name="P68"><text:span text:style-name="T9">Make</text:span> sure you have a CPU that is compatible with your motherboard.</text:p>
            </text:list-item>
            <text:list-item>
              <text:p text:style-name="P68">Follow the orientation notch on the processor to properly connect the CPU to the motherboard.</text:p>
            </text:list-item>
            <text:list-item>
              <text:p text:style-name="P68">Read the manual to learn how to attach the cooling fan; They are all different.</text:p>
              <text:p text:style-name="P68"/>
            </text:list-item>
          </text:list>
        </text:list-item>
        <text:list-item>
          <text:p text:style-name="P87">Touring Ubuntu Linux</text:p>
          <text:list>
            <text:list-item>
              <text:p text:style-name="P44">Fans are used to cool CPU’s, cases, and other components.</text:p>
            </text:list-item>
            <text:list-item>
              <text:p text:style-name="P44"><text:soft-page-break/>You can either use the OEM fan that came with the device or replace it with a third-party fan.</text:p>
            </text:list-item>
            <text:list-item>
              <text:p text:style-name="P44">Use a utility like speed-fan to control when your fans spin up and how fast they spin.</text:p>
            </text:list-item>
          </text:list>
        </text:list-item>
        <text:list-item>
          <text:p text:style-name="P87">Tech Paths</text:p>
          <text:list>
            <text:list-item>
              <text:p text:style-name="P44">Passive liquid cooling runs hot fluid through a radiator to keep your CPU cool.</text:p>
            </text:list-item>
            <text:list-item>
              <text:p text:style-name="P44">Active liquid cooling works like a refrigerator built into your case</text:p>
            </text:list-item>
            <text:list-item>
              <text:p text:style-name="P44">Liquid cooling systems can be difficult to install, but they cool your PC more efficiently than standard fans.</text:p>
            </text:list-item>
          </text:list>
          <text:p text:style-name="P98">Section <text:span text:style-name="T8">4</text:span> Notes</text:p>
          <text:p text:style-name="P70"/>
          <text:p text:style-name="P75">RAM</text:p>
        </text:list-item>
        <text:list-item>
          <text:p text:style-name="P88">RAM Sticks and Speeds</text:p>
          <text:list>
            <text:list-item>
              <text:p text:style-name="P46">Determine capacity and speed. Easiest way is to look at the label.</text:p>
            </text:list-item>
            <text:list-item>
              <text:p text:style-name="P46">Dual in-line memory module (DIMM).</text:p>
            </text:list-item>
            <text:list-item>
              <text:p text:style-name="P45">DRAM <text:span text:style-name="T17">(Dynamic Ram, first form of RAM)</text:span> </text:p>
              <text:list>
                <text:list-item>
                  <text:p text:style-name="P45">SDRAM <text:span text:style-name="T17">(Synchronus DRAM) </text:span>were earlier, slower forms of RAM.</text:p>
                </text:list-item>
              </text:list>
            </text:list-item>
            <text:list-item>
              <text:p text:style-name="P44">Modern RAM comes in DDR, DDR2, and DDR3 varieties.</text:p>
            </text:list-item>
            <text:list-item>
              <text:p text:style-name="P47">DDR (Double Data Rate) -</text:p>
              <text:list>
                <text:list-item>
                  <text:p text:style-name="P47">Take Motherboard speed (100 MHz) Double it (200 MHz) times 8 (PC-1600)</text:p>
                </text:list-item>
              </text:list>
            </text:list-item>
            <text:list-item>
              <text:p text:style-name="P47">DDR2 -240 Pin DIMM, notch in a slightly different place.</text:p>
              <text:list>
                <text:list-item>
                  <text:p text:style-name="P48">Motherboard speed (100MHz) double that (200Mhz) get ddr2 speed, double again (DDR2 400), to get pc speed multiple by 8 (PC2 3200)</text:p>
                </text:list-item>
              </text:list>
            </text:list-item>
            <text:list-item>
              <text:p text:style-name="P48">DDR3 </text:p>
              <text:list>
                <text:list-item>
                  <text:p text:style-name="P48">Also a 240 pin DIMM (same as DDR2) but different notch placement.</text:p>
                </text:list-item>
                <text:list-item>
                  <text:p text:style-name="P48">Quadruples the bus to achieve its speeds</text:p>
                </text:list-item>
                <text:list-item>
                  <text:p text:style-name="P48">Take motheboard speed (100MHz) multiples by 4 (400 MHz) to get DDR3 speed you double that (DDR3 800 MHz) multiply by 8 (PC3 6400).</text:p>
                </text:list-item>
              </text:list>
            </text:list-item>
            <text:list-item>
              <text:p text:style-name="P49">To do anything on your pc, a program must be loaded into RAM.</text:p>
            </text:list-item>
            <text:list-item>
              <text:p text:style-name="P49">DRAM and SDRAM were earlier, slwoer forms of RAM.</text:p>
            </text:list-item>
            <text:list-item>
              <text:p text:style-name="P49">Modern RAM comes in DDR, DDR2, and DDR3 varieties. </text:p>
            </text:list-item>
          </text:list>
        </text:list-item>
        <text:list-item>
          <text:p text:style-name="P88">RAM Capacity</text:p>
          <text:list>
            <text:list-item>
              <text:p text:style-name="P103">Make sure your motherboard can handle the amount of RAM you want to install.</text:p>
            </text:list-item>
            <text:list-item>
              <text:p text:style-name="P103">RAM capacities are additive: If you install two 2-GB sticks, you have 4 <text:span text:style-name="T10">G</text:span>B of RAM.</text:p>
            </text:list-item>
            <text:list-item>
              <text:p text:style-name="P104">Avoid mixing RAM sizes and speeds; it can cause stability issues.</text:p>
            </text:list-item>
          </text:list>
        </text:list-item>
        <text:list-item>
          <text:p text:style-name="P87">Virtual Memory</text:p>
          <text:list>
            <text:list-item>
              <text:p text:style-name="P105">When your PC runs out of physical memory, It moves programs into a temporary memory space called virtual memory.</text:p>
            </text:list-item>
            <text:list-item>
              <text:p text:style-name="P105">To control virtual memory from within windows, Go to <text:s/>control panel | System | Advanced )System settings) | Performance. </text:p>
            </text:list-item>
            <text:list-item>
              <text:p text:style-name="P105">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1438860741" text:style-name="L9">
        <text:list-item>
          <text:p text:style-name="P109">Before buying a power supply, make sure it will suit yourn needs.</text:p>
        </text:list-item>
        <text:list-item>
          <text:p text:style-name="P109">Find a power supply with a high efficiency rating.</text:p>
        </text:list-item>
        <text:list-item>
          <text:p text:style-name="P109">Mae sure you know the amount of power being output on each rail of a power supply</text:p>
          <text:p text:style-name="P109"/>
          <text:p text:style-name="P92">Power Protection</text:p>
        </text:list-item>
      </text:list>
      <text:p text:style-name="P6"/>
      <text:p text:style-name="P6">Section <text:span text:style-name="T11">6</text:span> Notes</text:p>
      <text:p text:style-name="P8"/>
      <text:p text:style-name="P14">Implementing Hard drives</text:p>
      <text:p text:style-name="P8"/>
      <text:p text:style-name="P25">Understanding partitioning</text:p>
      <text:p text:style-name="P8"/>
      <text:list xml:id="list235706498231107" text:continue-numbering="true" text:style-name="L9">
        <text:list-item>
          <text:p text:style-name="P110">MBR was the original PC partitioning system</text:p>
        </text:list-item>
        <text:list-item>
          <text:p text:style-name="P110">MBR is limited to four (2 TB) Primary partitions</text:p>
        </text:list-item>
        <text:list-item>
          <text:p text:style-name="P110">GPT is MBR’s <text:s/>replacement and supports much bigger, and many more partitions than MBR.</text:p>
          <text:p text:style-name="P111"/>
          <text:p text:style-name="P112">Basic <text:span text:style-name="T19">Partitioning</text:span></text:p>
          <text:p text:style-name="P114"/>
        </text:list-item>
        <text:list-item>
          <text:p text:style-name="P116">MBR Partition types: Primary and Extended</text:p>
        </text:list-item>
        <text:list-item>
          <text:p text:style-name="P116">Extended Partitions hold logical drives</text:p>
        </text:list-item>
        <text:list-item>
          <text:p text:style-name="P116">GPT allows volumes greater than 2TB and up to 128 volumes per disk.</text:p>
          <text:p text:style-name="P117"/>
        </text:list-item>
      </text:list>
      <text:p text:style-name="P25">Dynamic disks</text:p>
      <text:p text:style-name="P23"/>
      <text:list xml:id="list2313916186" text:style-name="L10">
        <text:list-item>
          <text:p text:style-name="P118">Volumes can shrink or extend within a disk on basic disks</text:p>
        </text:list-item>
        <text:list-item>
          <text:p text:style-name="P118">Spanning drives requires dynamic disks</text:p>
        </text:list-item>
        <text:list-item>
          <text:p text:style-name="P118">Spanning offers no fault tolerance.</text:p>
          <text:p text:style-name="P113">File Systems</text:p>
          <text:p text:style-name="P115"/>
        </text:list-item>
        <text:list-item>
          <text:p text:style-name="P119">Windows – FAT, FAT32, EXFAT, NTFS</text:p>
        </text:list-item>
        <text:list-item>
          <text:p text:style-name="P119">MAC – HFS</text:p>
        </text:list-item>
        <text:list-item>
          <text:p text:style-name="P119">Linux – EXT3, EXT4</text:p>
        </text:list-item>
      </text:list>
      <text:p text:style-name="P24"/>
      <text:p text:style-name="P25">Storage Spaces</text:p>
      <text:p text:style-name="P24"/>
      <text:list xml:id="list1363857874" text:style-name="L11">
        <text:list-item>
          <text:p text:style-name="P120"><text:span text:style-name="T20">Storage p</text:span>ool<text:span text:style-name="T20">s</text:span> – group of hard drives that share settings. RAID etc.</text:p>
        </text:list-item>
        <text:list-item>
          <text:p text:style-name="P120"><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1">Proprietary to microsoft.</text:p>
          <text:list>
            <text:list-header>
              <text:p text:style-name="P122"/>
            </text:list-header>
          </text:list>
          <text:p text:style-name="P123"/>
        </text:list-item>
      </text:list>
      <text:p text:style-name="P26"/>
      <text:p text:style-name="P6">Section <text:span text:style-name="T12">7</text:span> Notes</text:p>
      <text:p text:style-name="P8"/>
      <text:p text:style-name="P14">Essential Peripherals</text:p>
      <text:p text:style-name="P8"/>
      <text:p text:style-name="P25">Configuring USB</text:p>
      <text:list xml:id="list573272017" text:style-name="L12">
        <text:list-item>
          <text:p text:style-name="P124">To See All of your USB Devices, Go to device Manager.</text:p>
        </text:list-item>
        <text:list-item>
          <text:p text:style-name="P124">From device manager, you can inspect each usb device and see more information</text:p>
        </text:list-item>
        <text:list-item>
          <text:p text:style-name="P124">You can check how much bandwidth and power each device uses.</text:p>
        </text:list-item>
      </text:list>
      <text:p text:style-name="P27"><text:tab/></text:p>
      <text:p text:style-name="P28"/>
      <text:p text:style-name="P6">Section <text:span text:style-name="T13">8</text:span> Notes</text:p>
      <text:p text:style-name="P8"/>
      <text:p text:style-name="P14">Building a PC</text:p>
      <text:p text:style-name="P14"/>
      <text:p text:style-name="P14">Media Sources</text:p>
      <text:list xml:id="list2328826278"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6"/>
          <text:p text:style-name="P93">Windows Install Options</text:p>
          <text:p text:style-name="P96"/>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1384981949"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
      <text:list xml:id="list2212441326" text:style-name="L15">
        <text:list-item>
          <text:p text:style-name="P37">All versions of windows ask the same questions during installation.</text:p>
        </text:list-item>
        <text:list-item>
          <text:p text:style-name="P125"><text:span text:style-name="T7">Most installations are self-explanatory.</text:span></text:p>
        </text:list-item>
        <text:list-item>
          <text:p text:style-name="P126"><text:soft-page-break/><text:span text:style-name="T6">Windows is simple and easy to install.</text:span></text:p>
          <text:p text:style-name="P126"><text:span text:style-name="T6"/></text:p>
          <text:p text:style-name="P94">Post-Installation Tasks</text:p>
          <text:p text:style-name="P97"/>
        </text:list-item>
        <text:list-item>
          <text:p text:style-name="P35">H</text:p>
        </text:list-item>
      </text:list>
      <text:p text:style-name="P29"/>
      <text:p text:style-name="P3"/>
      <text:list xml:id="list2448893567" text:style-name="L16">
        <text:list-header>
          <text:p text:style-name="P38"/>
          <text:p text:style-name="P99"/>
          <text:p text:style-name="P99">Section <text:span text:style-name="T14">9</text:span> Notes</text:p>
          <text:p text:style-name="P71"/>
          <text:p text:style-name="P95">Windows Under the Hood</text:p>
          <text:p text:style-name="P95">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4237297394" text:style-name="L17">
        <text:list-header>
          <text:p text:style-name="P100">Section <text:span text:style-name="T3">10</text:span> Notes</text:p>
          <text:p text:style-name="P72"/>
          <text:p text:style-name="P89">Users, Groups, and Permissions.</text:p>
          <text:p text:style-name="P89"/>
          <text:p text:style-name="P89">Introduction to Users and Groups</text:p>
          <text:p text:style-name="P89">Creating Users in Windows vista/7</text:p>
          <text:p text:style-name="P89">Managing Users in Windows 8 or 8.1</text:p>
          <text:p text:style-name="P89">Sharing folders and files</text:p>
          <text:p text:style-name="P89"/>
          <text:p text:style-name="P36"/>
        </text:list-header>
      </text:list>
      <text:p text:style-name="P2"/>
      <text:p text:style-name="P2"/>
      <text:p text:style-name="P2"/>
      <text:p text:style-name="P2"/>
      <text:list xml:id="list1412806061" text:style-name="L18">
        <text:list-header>
          <text:p text:style-name="P101">Section <text:span text:style-name="T3">11</text:span> Notes</text:p>
          <text:p text:style-name="P73"/>
          <text:p text:style-name="P90"><text:soft-page-break/>Maintaining and optimizing operating systems</text:p>
        </text:list-header>
        <text:list-item>
          <text:p text:style-name="P90"/>
        </text:list-item>
      </text:list>
      <text:p text:style-name="P19">The Zen of Computer Maintenance</text:p>
      <text:p text:style-name="P19">Patch Management</text:p>
      <text:p text:style-name="P19"><text:span text:style-name="T18">A</text:span>utostarting Programs in Windows</text:p>
      <text:p text:style-name="P19">Meet the MMC</text:p>
      <text:p text:style-name="P19">Installing and Uninstalling Programs - Windows</text:p>
      <text:p text:style-name="P19">Windows <text:span text:style-name="T18">System Restore</text:span></text:p>
      <text:p text:style-name="P21">Windows Backup</text:p>
      <text:p text:style-name="P19"/>
      <text:p text:style-name="P19"/>
      <text:p text:style-name="P19"/>
      <text:p text:style-name="P19"/>
      <text:list xml:id="list235707539029898" text:continue-numbering="true" text:style-name="L18">
        <text:list-header>
          <text:p text:style-name="P102">Section <text:span text:style-name="T3">12</text:span> Notes</text:p>
          <text:p text:style-name="P74"/>
          <text:p text:style-name="P107">Windows Command Line Basics</text:p>
          <text:p text:style-name="P107">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706269946272" text:continue-numbering="true" text:style-name="L18">
        <text:list-header>
          <text:p text:style-name="P102">Section <text:span text:style-name="T3">13</text:span> Notes</text:p>
          <text:p text:style-name="P74"/>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707730411420" text:continue-numbering="true" text:style-name="L18">
        <text:list-header>
          <text:p text:style-name="P102">Section <text:span text:style-name="T3">14</text:span> Notes</text:p>
          <text:p text:style-name="P74"><text:soft-page-break/></text:p>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5706402617803" text:continue-numbering="true" text:style-name="L18">
        <text:list-header>
          <text:p text:style-name="P102">Section <text:span text:style-name="T3">15</text:span> Notes</text:p>
        </text:list-header>
      </text:list>
      <text:p text:style-name="P22">Internet Options</text:p>
      <text:p text:style-name="P22">Proxy Servers</text:p>
      <text:p text:style-name="P22">Troubleshooting Internet Connections</text:p>
      <text:list xml:id="list235706186451093" text:continue-numbering="true" text:style-name="L18">
        <text:list-header>
          <text:p text:style-name="P108"/>
        </text:list-header>
      </text:list>
      <text:p text:style-name="P20"/>
      <text:list xml:id="list235707998646682" text:continue-numbering="true" text:style-name="L18">
        <text:list-header>
          <text:p text:style-name="P102">Section <text:span text:style-name="T3">16</text:span> Notes</text:p>
          <text:p text:style-name="P74"/>
        </text:list-header>
      </text:list>
      <text:p text:style-name="P21">Touring Android</text:p>
      <text:p text:style-name="P21">Touring iOS</text:p>
      <text:p text:style-name="P21">Touring Windows Mobile</text:p>
      <text:p text:style-name="P21"/>
      <text:p text:style-name="P20"/>
      <text:list xml:id="list235708282275835" text:continue-numbering="true" text:style-name="L18">
        <text:list-header>
          <text:p text:style-name="P102">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708286915852" text:continue-numbering="true" text:style-name="L18">
        <text:list-header>
          <text:p text:style-name="P102">Section <text:span text:style-name="T3">18</text:span> Notes</text:p>
          <text:p text:style-name="P74"/>
        </text:list-header>
      </text:list>
      <text:p text:style-name="P21">Installing Local Printers</text:p>
      <text:p text:style-name="P21">Installing Network Printers</text:p>
      <text:p text:style-name="P21">Cloud Printing</text:p>
      <text:p text:style-name="P21"/>
      <text:p text:style-name="P20"/>
      <text:list xml:id="list235706512427891" text:continue-numbering="true" text:style-name="L18">
        <text:list-header>
          <text:p text:style-name="P102"><text:soft-page-break/>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707996619285" text:continue-numbering="true" text:style-name="L18">
        <text:list-header>
          <text:p text:style-name="P39"/>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1-28T23:57:05.664000000</dc:date>
    <meta:editing-duration>PT23H24M25S</meta:editing-duration>
    <meta:editing-cycles>36</meta:editing-cycles>
    <meta:generator>LibreOffice/6.3.4.2$Windows_X86_64 LibreOffice_project/60da17e045e08f1793c57c00ba83cdfce946d0aa</meta:generator>
    <meta:document-statistic meta:table-count="0" meta:image-count="3" meta:object-count="0" meta:page-count="12" meta:paragraph-count="359" meta:word-count="2528" meta:character-count="13736" meta:non-whitespace-character-count="11755"/>
  </office:meta>
</office:document-meta>
</file>